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KilnManager.xml" manifest:media-type="text/xml"/>
  <manifest:file-entry manifest:full-path="Basic/Standard/SolverManager.xml" manifest:media-type="text/xml"/>
  <manifest:file-entry manifest:full-path="Basic/Standard/Verification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5"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2"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39"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btnUnlockControls" form:control-implementation="ooo:com.sun.star.form.component.CommandButton" xml:id="control4" form:id="control4"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5"/>
        <table:table-column table:style-name="co9" table:default-cell-style-name="ce15"/>
        <table:table-column table:style-name="co7" table:default-cell-style-name="ce9"/>
        <table:table-column table:style-name="co3"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6"/>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table-cell table:style-name="ce6" table:number-columns-repeated="6"/>
          <table:table-cell table:number-columns-repeated="2"/>
          <table:table-cell table:style-name="ce3"/>
          <table:table-cell table:number-columns-repeated="1015"/>
        </table:table-row>
        <table:table-row table:style-name="ro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3" draw:name="Controle 3" draw:style-name="gr3" draw:text-style-name="P1" svg:width="9.514cm" svg:height="0.529cm" svg:x="0cm" svg:y="0cm" draw:control="control4"/>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Nome e/ou descrição da peça. </text:p>
            <text:p>Exemplos: “caneca”, “prato”, etc.</text:p>
          </table:table-cell>
          <table:table-cell table:style-name="ce21"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1"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2"/>
          <table:table-cell table:style-name="ce21"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2"/>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2"/>
          <table:covered-table-cell table:style-name="ce39"/>
          <table:table-cell table:number-columns-repeated="1015"/>
        </table:table-row>
        <table:table-row table:style-name="ro2">
          <table:table-cell table:style-name="ce6" table:number-columns-repeated="6"/>
          <table:table-cell/>
          <table:covered-table-cell table:style-name="ce22"/>
          <table:covered-table-cell table:style-name="ce39"/>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39"/>
          <table:table-cell table:number-columns-repeated="1015"/>
        </table:table-row>
        <table:table-row table:style-name="ro2">
          <table:table-cell table:style-name="ce6" table:number-columns-repeated="6"/>
          <table:table-cell/>
          <table:table-cell table:style-name="ce21" office:value-type="string" calcext:value-type="string">
            <text:p>Valor sem vírgula com a altura da peça</text:p>
          </table:table-cell>
          <table:table-cell table:style-name="ce39"/>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Valor sem vírgula com a comprimento da peça</text:p>
            <text:p><text:span text:style-name="T2">Somente para Retângulo</text:span></text:p>
          </table:table-cell>
          <table:table-cell table:style-name="ce39"/>
          <table:table-cell table:number-columns-repeated="1015"/>
        </table:table-row>
        <table:table-row table:style-name="ro2">
          <table:table-cell table:style-name="ce6" table:number-columns-repeated="6"/>
          <table:table-cell/>
          <table:covered-table-cell table:style-name="ce34"/>
          <table:table-cell table:style-name="ce39"/>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39"/>
          <table:table-cell table:number-columns-repeated="1015"/>
        </table:table-row>
        <table:table-row table:style-name="ro2">
          <table:table-cell table:style-name="ce6" table:number-columns-repeated="6"/>
          <table:table-cell/>
          <table:table-cell table:style-name="ce21" office:value-type="string" calcext:value-type="string">
            <text:p>Quantidade da peça a ser colocada na fornada</text:p>
          </table:table-cell>
          <table:table-cell table:style-name="ce39"/>
          <table:table-cell table:number-columns-repeated="1015"/>
        </table:table-row>
        <table:table-row table:style-name="ro2" table:number-rows-repeated="2">
          <table:table-cell table:style-name="ce6" table:number-columns-repeated="6"/>
          <table:table-cell/>
          <table:table-cell table:style-name="ce22"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4">00/00/0000</text:date>, <text:time style:data-style-name="N2" text:time-value="17:33:52.19280420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5-14T17:35:51.747153422</dc:date>
    <meta:editing-duration>P2DT8H42M5S</meta:editing-duration>
    <meta:editing-cycles>1506</meta:editing-cycles>
    <meta:generator>LibreOffice/24.2.3.2$Linux_X86_64 LibreOffice_project/420$Build-2</meta:generator>
    <meta:document-statistic meta:table-count="1" meta:cell-count="33" meta:object-count="4"/>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Pieces()) Then
		ShowMsgMarkedRowsWithErrors()
		EndActionExecution()
		Exit Function
	EndIf

	If (Not ContinueSetAllZero()) Then
		ShowMsgCancel()
		TryMarkInvalidRows()
		EndActionExecution()
		Exit Function
	EndIf

	If (TryMarkRepeatedRows()) Then
		ShowMsgMarkedRowsRepeated()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ShowMessageFileNotSelected()
		EndActionExecution()
		Exit Function
	EndIf
	'If it is not a .pdf, cancel
	If (Right(filePath, 4) &lt;&gt; ".pdf") Then
		ShowMessageMustSelect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total = 0
	textSupports = ""
	
	For i = 0 To UBound(supports)
		If (Replace(supports(i), " ", "") &lt;&gt; "") Then
			total = total + 1
			
			textSupports = textSupports &amp; supports(i)
			textSupports = textSupports &amp; GetEndLine()
		EndIf
	Next i
	
	textKiln = textKiln &amp; total &amp; GetEndLine()
	textKiln = textKiln &amp; textSupports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InvalidPieces() As Boolean
	i = 0
	For row = firstRowIndex To lastRowIndex
		If (IsValidPiece(row) Or (PieceRowIsEmpty(row))) Then
			SetRightRowStyle(row)
		Else 
			markedRows(i) = True
			SetWrongRowStyle(row)
			TryMarkInvalidPiece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MakeMessageFileNotSelected() As String
	msgText = ""
	msgText = "Arquivo não selecionado."
	MakeMessageFileNotSelected = msgText
End Function
	
Function MakeMessageMustSelectPDF() As String
	msgText = ""
	msgText = "Selecione um arquivo PDF."
	MakeMessageMustSelectPDF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essageFileNotSelected() As String
	msgText = MakeMessageFileNotSelected()
	title = MakeMsgOperationCancel()
	MsgBox(msgText, MB_OK, title)
End Function

Function ShowMessageMustSelectPDF() As String
	msgText = MakeMessageMustSelectPDF()
	title = MakeMsgOperationCancel()
	MsgBox(msgText, MB_OK, title)
End Function

Function ShowMsgListIsEmpty()
	msgText = MakeMsgListIsEmpty()
	MsgBox(msgText, MB_OK, "Lista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FORNADA_" &amp; Replace(Replace(Now(), " ", "_"),"/", "-")
	splittedName = Split(solutionFileName, ":")
	solutionFileName = splittedName(0) &amp; "h" &amp; splittedName(1) &amp; "m" &amp; splittedName(2) &amp; "s"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IsValidPiece(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IsValidPiece = (validType) And (validDescription) And (validHeight) And (validWidth) And (validLength)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